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577cm" fo:min-width="16.645cm"/>
    </style:style>
    <style:style style:name="gr2" style:family="graphic" style:parent-style-name="standard">
      <style:graphic-properties draw:stroke="none" draw:fill="solid" draw:fill-color="#cc9900" draw:textarea-horizontal-align="justify" draw:textarea-vertical-align="middle" draw:auto-grow-height="false" fo:min-height="2.313cm" fo:min-width="14.906cm"/>
    </style:style>
    <style:style style:name="gr3" style:family="graphic" style:parent-style-name="standard">
      <style:graphic-properties draw:stroke="none" draw:fill="solid" draw:fill-color="#ffcc00" draw:textarea-horizontal-align="justify" draw:textarea-vertical-align="middle" draw:auto-grow-height="false" fo:min-height="5.258cm" fo:min-width="14.906cm"/>
    </style:style>
    <style:style style:name="gr4" style:family="graphic" style:parent-style-name="standard">
      <style:graphic-properties draw:stroke="none" draw:fill-color="#006600" draw:textarea-horizontal-align="justify" draw:textarea-vertical-align="middle" draw:auto-grow-height="false" fo:min-height="4.145cm" fo:min-width="4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solid" svg:stroke-width="0.018cm" svg:stroke-color="#999999" draw:marker-start-width="0.227cm" draw:marker-end-width="0.227cm" draw:fill-color="#ffff99" draw:textarea-horizontal-align="justify" draw:textarea-vertical-align="middle" draw:auto-grow-height="false" fo:min-height="1.474cm" fo:min-width="1.291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width="0.081cm" draw:marker-start-width="0.321cm" draw:marker-end-width="0.321cm" draw:fill-color="#cccc99" draw:textarea-horizontal-align="justify" draw:textarea-vertical-align="middle" draw:auto-grow-height="false" fo:min-height="0.552cm" fo:min-width="5.711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draw:marker-start-width="0.321cm" draw:marker-end-width="0.321cm" draw:fill-color="#e6e6ff" draw:textarea-horizontal-align="justify" draw:textarea-vertical-align="middle" draw:auto-grow-height="false" fo:min-height="0.632cm" fo:min-width="5.791cm"/>
    </style:style>
    <style:style style:name="gr11" style:family="graphic" style:parent-style-name="standard">
      <style:graphic-properties draw:stroke="solid" svg:stroke-width="0.018cm" svg:stroke-color="#999999" draw:marker-start-width="0.226cm" draw:marker-end-width="0.226cm" draw:fill-color="#ffff99" draw:textarea-horizontal-align="justify" draw:textarea-vertical-align="middle" draw:auto-grow-height="false" fo:min-height="2.91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18cm" svg:stroke-color="#999999" draw:marker-start-width="0.227cm" draw:marker-end-width="0.227cm" draw:fill-color="#ffff99" draw:textarea-horizontal-align="justify" draw:textarea-vertical-align="middle" draw:auto-grow-height="false" fo:min-height="2.425cm" fo:min-width="0cm" fo:padding-top="0.134cm" fo:padding-bottom="0.134cm" fo:padding-left="0.259cm" fo:padding-right="0.259cm" draw:shadow="hidden"/>
    </style:style>
    <style:style style:name="gr13" style:family="graphic" style:parent-style-name="standard">
      <style:graphic-properties draw:stroke="solid" svg:stroke-width="0.018cm" svg:stroke-color="#999999" draw:marker-start-width="0.227cm" draw:marker-end-width="0.227cm" draw:fill-color="#ffff99" draw:textarea-horizontal-align="justify" draw:textarea-vertical-align="middle" draw:auto-grow-height="false" fo:min-height="3.538cm" fo:min-width="0cm" fo:padding-top="0.134cm" fo:padding-bottom="0.134cm" fo:padding-left="0.259cm" fo:padding-right="0.259cm" draw:shadow="hidden"/>
    </style:style>
    <style:style style:name="gr14" style:family="graphic" style:parent-style-name="standard">
      <style:graphic-properties draw:stroke="none" draw:fill-color="#00ccff" draw:textarea-horizontal-align="justify" draw:textarea-vertical-align="middle" draw:auto-grow-height="false" fo:min-height="1.073cm" fo:min-width="0.9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00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="solid" draw:fill-color="#ffcc00"/>
      <style:paragraph-properties fo:text-align="center"/>
    </style:style>
    <style:style style:name="P5" style:family="paragraph">
      <loext:graphic-properties draw:fill-color="#006600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cccc99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e6e6ff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00ccff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145cm" svg:height="12.827cm" svg:x="3.54cm" svg:y="3.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5.406cm" svg:height="2.563cm" svg:x="4.472cm" svg:y="13.14cm">
              <text:p text:style-name="P2"><text:span text:style-name="T1">Memoria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5.406cm" svg:height="5.508cm" svg:x="4.472cm" svg:y="6.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5.898cm" svg:y="7.041cm">
              <text:p text:style-name="P2">Unidad</text:p>
              <text:p text:style-name="P2">de Control</text:p>
              <text:p text:style-name="P2">(UC)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13.731cm" svg:y="7.041cm">
              <text:p text:style-name="P2">Unidad </text:p>
              <text:p text:style-name="P2">Aritmético-</text:p>
              <text:p text:style-name="P2">Lógica</text:p>
              <text:p text:style-name="P2">(ALU)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2.136cm" svg:height="1.119cm" svg:x="11.261cm" svg:y="6.689cm">
              <draw:text-box>
                <text:p><text:span text:style-name="T1">CPU</text:span></text:p>
              </draw:text-box>
            </draw:frame>
            <draw:custom-shape draw:style-name="gr6" draw:text-style-name="P7" draw:layer="layout" svg:width="3.615cm" svg:height="1.99cm" svg:x="8.605cm" svg:y="11.7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7" draw:layer="layout" svg:width="3.615cm" svg:height="1.99cm" draw:transform="rotate (-3.14159265358979) translate (16.025cm 13.58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7" draw:text-style-name="P8" draw:layer="layout" svg:width="5.506cm" svg:height="0.962cm" svg:x="9.494cm" svg:y="12.134cm">
              <draw:text-box>
                <text:p>Buses de sistema</text:p>
              </draw:text-box>
            </draw:frame>
            <draw:frame draw:style-name="gr8" draw:text-style-name="P9" draw:layer="layout" svg:width="2.754cm" svg:height="1.673cm" svg:x="10.954cm" svg:y="8.467cm">
              <draw:text-box>
                <text:p text:style-name="P2">Buses </text:p>
                <text:p text:style-name="P2">internos</text:p>
              </draw:text-box>
            </draw:frame>
            <draw:custom-shape draw:style-name="gr9" draw:text-style-name="P10" draw:layer="layout" svg:width="6.291cm" svg:height="0.882cm" svg:x="8.953cm" svg:y="4.144cm">
              <text:p text:style-name="P2"><text:span text:style-name="T2">Dispositivos de Entrada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6.291cm" svg:height="0.882cm" svg:x="8.953cm" svg:y="5.237cm">
              <text:p text:style-name="P2"><text:span text:style-name="T2">Dispositivos de Salida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769cm" svg:height="3.675cm" draw:transform="rotate (-1.5707963267949) translate (14.007cm 7.8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7" draw:layer="layout" svg:width="0.769cm" svg:height="3.675cm" draw:transform="rotate (1.5707963267949) translate (10.566cm 10.767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polygon draw:style-name="gr12" draw:text-style-name="P7" draw:layer="layout" svg:width="2.54cm" svg:height="1.995cm" svg:x="15.096cm" svg:y="5.354cm" svg:viewBox="0 0 2541 1996" draw:points="2363,115 2363,116 2541,116 2541,1996 2237,1996 2237,345 591,345 591,461 0,230 591,0 591,115">
              <text:p/>
            </draw:polygon>
            <draw:polygon draw:style-name="gr13" draw:text-style-name="P7" draw:layer="layout" svg:width="3.34cm" svg:height="3.053cm" svg:x="15.185cm" svg:y="4.423cm" svg:viewBox="0 0 3341 3054" draw:points="3183,6 3183,2292 3341,2292 3026,3054 2711,2292 2868,2292 2868,277 0,277 0,0 3155,0 3155,6">
              <text:p/>
            </draw:polygon>
          </draw:g>
        </draw:g>
      </draw:page>
      <draw:page draw:name="page2" draw:style-name="dp1" draw:master-page-name="Default">
        <draw:g>
          <draw:custom-shape draw:style-name="gr1" draw:text-style-name="P1" draw:layer="layout" svg:width="17.145cm" svg:height="12.827cm" svg:x="3.54cm" svg:y="3.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5.406cm" svg:height="2.563cm" svg:x="4.472cm" svg:y="13.14cm">
              <text:p text:style-name="P2"><text:span text:style-name="T1">Memoria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5.406cm" svg:height="5.508cm" svg:x="4.472cm" svg:y="6.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5.898cm" svg:y="7.041cm">
              <text:p text:style-name="P2">Unidad</text:p>
              <text:p text:style-name="P2">de Control</text:p>
              <text:p text:style-name="P2">(UC)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13.731cm" svg:y="7.041cm">
              <text:p text:style-name="P2">Unidad </text:p>
              <text:p text:style-name="P2">Aritmético-</text:p>
              <text:p text:style-name="P2">Lógica</text:p>
              <text:p text:style-name="P2">(ALU)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2.136cm" svg:height="1.119cm" svg:x="11.261cm" svg:y="6.689cm">
              <draw:text-box>
                <text:p><text:span text:style-name="T1">CPU</text:span></text:p>
              </draw:text-box>
            </draw:frame>
            <draw:custom-shape draw:style-name="gr6" draw:text-style-name="P7" draw:layer="layout" svg:width="3.615cm" svg:height="1.99cm" svg:x="8.605cm" svg:y="11.7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7" draw:layer="layout" svg:width="3.615cm" svg:height="1.99cm" draw:transform="rotate (-3.14159265358979) translate (16.025cm 13.58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7" draw:text-style-name="P8" draw:layer="layout" svg:width="5.506cm" svg:height="0.962cm" svg:x="9.494cm" svg:y="12.134cm">
              <draw:text-box>
                <text:p>Buses de sistema</text:p>
              </draw:text-box>
            </draw:frame>
            <draw:frame draw:style-name="gr8" draw:text-style-name="P9" draw:layer="layout" svg:width="2.754cm" svg:height="1.673cm" svg:x="10.954cm" svg:y="8.467cm">
              <draw:text-box>
                <text:p text:style-name="P2">Buses </text:p>
                <text:p text:style-name="P2">internos</text:p>
              </draw:text-box>
            </draw:frame>
            <draw:custom-shape draw:style-name="gr11" draw:text-style-name="P7" draw:layer="layout" svg:width="0.769cm" svg:height="3.675cm" draw:transform="rotate (-1.5707963267949) translate (14.007cm 7.8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7" draw:layer="layout" svg:width="0.769cm" svg:height="3.675cm" draw:transform="rotate (1.5707963267949) translate (10.566cm 10.767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3" draw:style-name="dp1" draw:master-page-name="Default">
        <draw:g>
          <draw:custom-shape draw:style-name="gr1" draw:text-style-name="P1" draw:layer="layout" svg:width="17.145cm" svg:height="12.827cm" svg:x="3.54cm" svg:y="3.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5.406cm" svg:height="2.563cm" svg:x="4.472cm" svg:y="13.14cm">
              <text:p text:style-name="P2"><text:span text:style-name="T1">Memoria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5.406cm" svg:height="5.508cm" svg:x="4.472cm" svg:y="6.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5.898cm" svg:y="7.041cm">
              <text:p text:style-name="P2">Unidad</text:p>
              <text:p text:style-name="P2">de Control</text:p>
              <text:p text:style-name="P2">(UC)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13.731cm" svg:y="7.041cm">
              <text:p text:style-name="P2">Unidad </text:p>
              <text:p text:style-name="P2">Aritmético-</text:p>
              <text:p text:style-name="P2">Lógica</text:p>
              <text:p text:style-name="P2">(ALU)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2.136cm" svg:height="1.119cm" svg:x="11.261cm" svg:y="6.689cm">
              <draw:text-box>
                <text:p><text:span text:style-name="T1">CPU</text:span></text:p>
              </draw:text-box>
            </draw:frame>
            <draw:frame draw:style-name="gr8" draw:text-style-name="P9" draw:layer="layout" svg:width="2.754cm" svg:height="1.673cm" svg:x="10.954cm" svg:y="8.467cm">
              <draw:text-box>
                <text:p text:style-name="P2">Buses </text:p>
                <text:p text:style-name="P2">internos</text:p>
              </draw:text-box>
            </draw:frame>
            <draw:custom-shape draw:style-name="gr11" draw:text-style-name="P7" draw:layer="layout" svg:width="0.769cm" svg:height="3.675cm" draw:transform="rotate (-1.5707963267949) translate (14.007cm 7.8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7" draw:layer="layout" svg:width="0.769cm" svg:height="3.675cm" draw:transform="rotate (1.5707963267949) translate (10.566cm 10.767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4" draw:style-name="dp1" draw:master-page-name="Default">
        <draw:custom-shape draw:style-name="gr1" draw:text-style-name="P1" draw:layer="layout" svg:width="17.145cm" svg:height="12.827cm" svg:x="3.54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5.406cm" svg:height="2.563cm" svg:x="4.472cm" svg:y="13.14cm">
            <text:p text:style-name="P2"><text:span text:style-name="T1">Memor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5.406cm" svg:height="5.508cm" svg:x="4.472cm" svg:y="6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907cm" svg:height="4.395cm" svg:x="5.898cm" svg:y="7.041cm">
            <text:p text:style-name="P2">Unidad</text:p>
            <text:p text:style-name="P2">de Control</text:p>
            <text:p text:style-name="P2">(UC)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907cm" svg:height="4.395cm" svg:x="13.731cm" svg:y="7.041cm">
            <text:p text:style-name="P2">Unidad </text:p>
            <text:p text:style-name="P2">Aritmético-</text:p>
            <text:p text:style-name="P2">Lógica</text:p>
            <text:p text:style-name="P2">(ALU)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136cm" svg:height="1.119cm" svg:x="11.261cm" svg:y="6.689cm">
            <draw:text-box>
              <text:p><text:span text:style-name="T1">CPU</text:span></text:p>
            </draw:text-box>
          </draw:frame>
        </draw:g>
      </draw:page>
      <draw:page draw:name="page5" draw:style-name="dp1" draw:master-page-name="Default">
        <draw:custom-shape draw:style-name="gr1" draw:text-style-name="P1" draw:layer="layout" svg:width="17.145cm" svg:height="12.827cm" svg:x="3.54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5.406cm" svg:height="2.563cm" svg:x="4.472cm" svg:y="13.14cm">
            <text:p text:style-name="P2"><text:span text:style-name="T1">Memor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5.406cm" svg:height="5.508cm" svg:x="4.472cm" svg:y="6.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907cm" svg:height="4.395cm" svg:x="5.898cm" svg:y="7.041cm">
            <text:p text:style-name="P2">Unidad</text:p>
            <text:p text:style-name="P2">de Control</text:p>
            <text:p text:style-name="P2">(UC)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136cm" svg:height="1.119cm" svg:x="11.261cm" svg:y="6.689cm">
            <draw:text-box>
              <text:p><text:span text:style-name="T1">CPU</text:span></text:p>
            </draw:text-box>
          </draw:frame>
        </draw:g>
      </draw:page>
      <draw:page draw:name="page6" draw:style-name="dp1" draw:master-page-name="Default">
        <draw:custom-shape draw:style-name="gr1" draw:text-style-name="P1" draw:layer="layout" svg:width="17.145cm" svg:height="12.827cm" svg:x="3.54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5.406cm" svg:height="2.563cm" svg:x="4.472cm" svg:y="13.14cm">
            <text:p text:style-name="P2"><text:span text:style-name="T1">Memor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5.406cm" svg:height="5.508cm" svg:x="4.472cm" svg:y="6.4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136cm" svg:height="1.119cm" svg:x="11.261cm" svg:y="6.689cm">
            <draw:text-box>
              <text:p><text:span text:style-name="T1">CPU</text:span></text:p>
            </draw:text-box>
          </draw:frame>
        </draw:g>
      </draw:page>
      <draw:page draw:name="page7" draw:style-name="dp1" draw:master-page-name="Default">
        <draw:g>
          <draw:custom-shape draw:style-name="gr1" draw:text-style-name="P1" draw:layer="layout" svg:width="17.145cm" svg:height="12.827cm" svg:x="3.54cm" svg:y="3.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5.406cm" svg:height="2.563cm" svg:x="4.472cm" svg:y="13.14cm">
              <text:p text:style-name="P2"><text:span text:style-name="T1">Memoria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15.406cm" svg:height="5.508cm" svg:x="4.472cm" svg:y="6.4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5.898cm" svg:y="7.041cm">
              <text:p text:style-name="P2">Unidad</text:p>
              <text:p text:style-name="P2">de Control</text:p>
              <text:p text:style-name="P2">(UC)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907cm" svg:height="4.395cm" svg:x="13.731cm" svg:y="7.041cm">
              <text:p text:style-name="P2">Unidad </text:p>
              <text:p text:style-name="P2">Aritmético-</text:p>
              <text:p text:style-name="P2">Lógica</text:p>
              <text:p text:style-name="P2">(ALU)</text:p>
              <draw:enhanced-geometry svg:viewBox="0 0 21600 21600" draw:type="rectangle" draw:enhanced-path="M 0 0 L 21600 0 21600 21600 0 21600 0 0 Z N"/>
            </draw:custom-shape>
            <draw:frame draw:style-name="gr5" draw:text-style-name="P6" draw:layer="layout" svg:width="2.136cm" svg:height="1.119cm" svg:x="11.261cm" svg:y="6.689cm">
              <draw:text-box>
                <text:p><text:span text:style-name="T1">CPU</text:span></text:p>
              </draw:text-box>
            </draw:frame>
            <draw:custom-shape draw:style-name="gr6" draw:text-style-name="P7" draw:layer="layout" svg:width="3.615cm" svg:height="1.99cm" svg:x="8.605cm" svg:y="11.7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6" draw:text-style-name="P7" draw:layer="layout" svg:width="3.615cm" svg:height="1.99cm" draw:transform="rotate (-3.14159265358979) translate (16.025cm 13.58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7" draw:text-style-name="P8" draw:layer="layout" svg:width="5.506cm" svg:height="0.962cm" svg:x="9.494cm" svg:y="12.134cm">
              <draw:text-box>
                <text:p>Buses de sistema</text:p>
              </draw:text-box>
            </draw:frame>
            <draw:frame draw:style-name="gr8" draw:text-style-name="P9" draw:layer="layout" svg:width="2.754cm" svg:height="1.673cm" svg:x="10.954cm" svg:y="8.467cm">
              <draw:text-box>
                <text:p text:style-name="P2">Buses </text:p>
                <text:p text:style-name="P2">internos</text:p>
              </draw:text-box>
            </draw:frame>
            <draw:custom-shape draw:style-name="gr9" draw:text-style-name="P10" draw:layer="layout" svg:width="6.291cm" svg:height="0.882cm" svg:x="8.953cm" svg:y="4.144cm">
              <text:p text:style-name="P2"><text:span text:style-name="T2">Dispositivos de Entrada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1" draw:layer="layout" svg:width="6.291cm" svg:height="0.882cm" svg:x="8.953cm" svg:y="5.237cm">
              <text:p text:style-name="P2"><text:span text:style-name="T2">Dispositivos de Salida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769cm" svg:height="3.675cm" draw:transform="rotate (-1.5707963267949) translate (14.007cm 7.883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1" draw:text-style-name="P7" draw:layer="layout" svg:width="0.769cm" svg:height="3.675cm" draw:transform="rotate (1.5707963267949) translate (10.566cm 10.767cm)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polygon draw:style-name="gr12" draw:text-style-name="P7" draw:layer="layout" svg:width="2.54cm" svg:height="1.995cm" svg:x="15.096cm" svg:y="5.354cm" svg:viewBox="0 0 2541 1996" draw:points="2363,115 2363,116 2541,116 2541,1996 2237,1996 2237,345 591,345 591,461 0,230 591,0 591,115">
              <text:p/>
            </draw:polygon>
            <draw:polygon draw:style-name="gr13" draw:text-style-name="P7" draw:layer="layout" svg:width="3.34cm" svg:height="3.053cm" svg:x="15.185cm" svg:y="4.423cm" svg:viewBox="0 0 3341 3054" draw:points="3183,6 3183,2292 3341,2292 3026,3054 2711,2292 2868,2292 2868,277 0,277 0,0 3155,0 3155,6">
              <text:p/>
            </draw:polygon>
          </draw:g>
        </draw:g>
        <draw:custom-shape draw:style-name="gr14" draw:text-style-name="P12" draw:layer="layout" svg:width="1.408cm" svg:height="1.323cm" svg:x="5.196cm" svg:y="7.597cm"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408cm" svg:height="1.323cm" svg:x="5.238cm" svg:y="9.431cm">
          <text:p text:style-name="P2">IR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408cm" svg:height="1.323cm" svg:x="17.796cm" svg:y="8.397cm">
          <text:p text:style-name="P2">A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4-11T13:06:11.755152343</meta:creation-date>
    <dc:date>2016-04-17T16:47:05.470763113</dc:date>
    <dc:creator>Eduardo Grosclaude</dc:creator>
    <meta:editing-duration>PT55M33S</meta:editing-duration>
    <meta:editing-cycles>7</meta:editing-cycles>
    <meta:generator>LibreOffice/5.0.4.2$Linux_X86_64 LibreOffice_project/2b9802c1994aa0b7dc6079e128979269cf95bc78</meta:generator>
    <meta:document-statistic meta:object-count="82"/>
  </office:meta>
</office:document-meta>
</file>